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304513960787116932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741060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743466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733068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167311176334439615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200113890900412367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893782274140866538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275888792917948632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722801332632547256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037907828501136186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5875046226566782898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1"><text:span text:style-name="T2"/></text:p>
      <text:p text:style-name="P1"><text:span text:style-name="T2">In the last week: 29 miles</text:span>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1T14:52:27.59</dc:date>
    <dc:creator>James  Lombardi</dc:creator>
    <meta:editing-duration>P7DT18H21M16S</meta:editing-duration>
    <meta:editing-cycles>700</meta:editing-cycles>
    <meta:generator>OpenOffice/4.1.2$Win32 OpenOffice.org_project/412m3$Build-9782</meta:generator>
    <meta:document-statistic meta:table-count="0" meta:image-count="0" meta:object-count="0" meta:page-count="21" meta:paragraph-count="573" meta:word-count="7485" meta:character-count="37344"/>
  </office:meta>
</office:document-meta>
</file>